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540000CE9A00005506537DA45E.wmf" manifest:media-type=""/>
  <manifest:file-entry manifest:full-path="Pictures/100000000000025F000000FA58BA4012.png" manifest:media-type=""/>
  <manifest:file-entry manifest:full-path="Pictures/10000000000002640000002F94FE0E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711cm" fo:margin-left="0.123cm" fo:margin-right="0.166cm" table:align="margins"/>
    </style:style>
    <style:style style:name="Table1.A" style:family="table-column">
      <style:table-column-properties style:column-width="0.953cm" style:rel-column-width="4243*"/>
    </style:style>
    <style:style style:name="Table1.B" style:family="table-column">
      <style:table-column-properties style:column-width="3.493cm" style:rel-column-width="15558*"/>
    </style:style>
    <style:style style:name="Table1.C" style:family="table-column">
      <style:table-column-properties style:column-width="1.27cm" style:rel-column-width="5657*"/>
    </style:style>
    <style:style style:name="Table1.E" style:family="table-column">
      <style:table-column-properties style:column-width="5.503cm" style:rel-column-width="24519*"/>
    </style:style>
    <style:style style:name="Table1.A1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4.711cm" fo:margin-left="0.123cm" fo:margin-right="0.166cm" table:align="margins"/>
    </style:style>
    <style:style style:name="Table2.A" style:family="table-column">
      <style:table-column-properties style:column-width="0.953cm" style:rel-column-width="4243*"/>
    </style:style>
    <style:style style:name="Table2.B" style:family="table-column">
      <style:table-column-properties style:column-width="3.493cm" style:rel-column-width="15558*"/>
    </style:style>
    <style:style style:name="Table2.C" style:family="table-column">
      <style:table-column-properties style:column-width="1.27cm" style:rel-column-width="5657*"/>
    </style:style>
    <style:style style:name="Table2.F" style:family="table-column">
      <style:table-column-properties style:column-width="2.725cm" style:rel-column-width="12140*"/>
    </style:style>
    <style:style style:name="Table2.G" style:family="table-column">
      <style:table-column-properties style:column-width="1.508cm" style:rel-column-width="6722*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officeooo:paragraph-rsid="0000cf34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Normal">
      <style:text-properties fo:font-size="9pt" fo:font-weight="bold" style:font-size-asian="9pt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6" style:family="paragraph" style:parent-style-name="Normal">
      <style:text-properties fo:font-size="9pt" style:font-size-asian="9pt"/>
    </style:style>
    <style:style style:name="P7" style:family="paragraph" style:parent-style-name="Normal">
      <style:text-properties fo:font-size="12pt" fo:font-weight="bold" style:font-size-asian="12pt" style:font-weight-asian="bold" style:font-weight-complex="bold"/>
    </style:style>
    <style:style style:name="P8" style:family="paragraph" style:parent-style-name="Facts">
      <style:paragraph-properties fo:margin-left="5.08cm" fo:margin-right="0cm" fo:text-indent="0cm" style:auto-text-indent="false"/>
    </style:style>
    <style:style style:name="P9" style:family="paragraph" style:parent-style-name="Heading_20_1">
      <style:text-properties officeooo:rsid="000294fc" officeooo:paragraph-rsid="000294fc"/>
    </style:style>
    <style:style style:name="P10" style:family="paragraph" style:parent-style-name="Heading_20_1">
      <style:text-properties officeooo:paragraph-rsid="0003f78c"/>
    </style:style>
    <style:style style:name="P11" style:family="paragraph" style:parent-style-name="Heading_20_1">
      <style:text-properties officeooo:paragraph-rsid="00055423"/>
    </style:style>
    <style:style style:name="P12" style:family="paragraph" style:parent-style-name="Normal">
      <style:text-properties fo:language="en" fo:country="GB" officeooo:rsid="0000cf34" officeooo:paragraph-rsid="0000cf34"/>
    </style:style>
    <style:style style:name="P13" style:family="paragraph" style:parent-style-name="Normal">
      <style:text-properties officeooo:rsid="0000cf34" officeooo:paragraph-rsid="0000cf34"/>
    </style:style>
    <style:style style:name="P14" style:family="paragraph" style:parent-style-name="Normal">
      <style:text-properties officeooo:rsid="0000cf34" officeooo:paragraph-rsid="0003f78c"/>
    </style:style>
    <style:style style:name="P15" style:family="paragraph" style:parent-style-name="Normal">
      <style:text-properties officeooo:rsid="000294fc" officeooo:paragraph-rsid="000294fc"/>
    </style:style>
    <style:style style:name="P16" style:family="paragraph" style:parent-style-name="Normal">
      <style:text-properties officeooo:rsid="000294fc" officeooo:paragraph-rsid="0003f78c"/>
    </style:style>
    <style:style style:name="P17" style:family="paragraph" style:parent-style-name="Normal">
      <style:text-properties officeooo:paragraph-rsid="0003f78c"/>
    </style:style>
    <style:style style:name="P18" style:family="paragraph" style:parent-style-name="Header" style:master-page-name="MP1">
      <style:paragraph-properties fo:margin-top="0cm" fo:margin-bottom="0cm" style:contextual-spacing="false" style:page-number="1" fo:break-before="page">
        <style:tab-stops/>
      </style:paragraph-properties>
    </style:style>
    <style:style style:name="P19" style:family="paragraph" style:parent-style-name="TO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paragraph-rsid="0000cf34"/>
    </style:style>
    <style:style style:name="P21" style:family="paragraph" style:parent-style-name="Heading_20_2">
      <style:text-properties officeooo:rsid="0000cf34" officeooo:paragraph-rsid="0000cf34"/>
    </style:style>
    <style:style style:name="P22" style:family="paragraph" style:parent-style-name="Heading_20_2">
      <style:text-properties officeooo:rsid="0000cf34" officeooo:paragraph-rsid="0003f78c"/>
    </style:style>
    <style:style style:name="P23" style:family="paragraph" style:parent-style-name="Heading_20_2">
      <style:text-properties officeooo:rsid="000294fc" officeooo:paragraph-rsid="000294fc"/>
    </style:style>
    <style:style style:name="P24" style:family="paragraph" style:parent-style-name="Heading_20_2">
      <style:text-properties officeooo:rsid="000294fc" officeooo:paragraph-rsid="0003f78c"/>
    </style:style>
    <style:style style:name="P25" style:family="paragraph" style:parent-style-name="Heading_20_2">
      <style:text-properties officeooo:paragraph-rsid="0003f78c"/>
    </style:style>
    <style:style style:name="P26" style:family="paragraph" style:parent-style-name="Facts" style:master-page-name="MP0">
      <style:paragraph-properties style:page-number="auto" fo:break-before="page"/>
    </style:style>
    <style:style style:name="P27" style:family="paragraph" style:parent-style-name="Facts">
      <style:text-properties officeooo:rsid="0000cf34"/>
    </style:style>
    <style:style style:name="P28" style:family="paragraph" style:parent-style-name="Facts">
      <style:text-properties officeooo:rsid="0000cf34" officeooo:paragraph-rsid="0000cf34"/>
    </style:style>
    <style:style style:name="P29" style:family="paragraph" style:parent-style-name="TOC_20_2">
      <style:paragraph-properties>
        <style:tab-stops>
          <style:tab-stop style:position="14.612cm" style:type="right" style:leader-style="dotted" style:leader-text="."/>
        </style:tab-stops>
      </style:paragraph-properties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font-size="10pt" fo:language="en" fo:country="US" style:font-size-asian="10pt" style:language-asian="en" style:country-asian="US"/>
    </style:style>
    <style:style style:name="T3" style:family="text">
      <style:text-properties officeooo:rsid="0000cf34"/>
    </style:style>
    <style:style style:name="T4" style:family="text">
      <style:text-properties officeooo:rsid="0003f78c"/>
    </style:style>
    <style:style style:name="T5" style:family="text">
      <style:text-properties officeooo:rsid="00055423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P8">Auteur(s):<text:tab/></text:p>
      <text:p text:style-name="P28">Koen Schoute</text:p>
      <text:p text:style-name="P27">(nog in te voegen)</text:p>
      <text:p text:style-name="Facts">Versie:<text:tab/>0.1</text:p>
      <text:p text:style-name="Facts">Status:<text:tab/>Concept</text:p>
      <text:p text:style-name="Facts">Datum:<text:tab/><text:span text:style-name="T3">25</text:span> <text:span text:style-name="T3">maart</text:span> 20<text:span text:style-name="T3">13</text:span></text:p>
      <text:p text:style-name="Facts"/>
      <text:p text:style-name="Facts">ITopia is onderdeel van de </text:p>
      <text:p text:style-name="Facts">Hogeschool van Amsterdam</text:p>
      <text:p text:style-name="P18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4">Ver.</text:p>
          </table:table-cell>
          <table:table-cell table:style-name="Table1.A1" office:value-type="string">
            <text:p text:style-name="P4">Status</text:p>
          </table:table-cell>
          <table:table-cell table:style-name="Table1.A1" office:value-type="string">
            <text:p text:style-name="P4">Datum</text:p>
          </table:table-cell>
          <table:table-cell table:style-name="Table1.A1" office:value-type="string">
            <text:p text:style-name="P4">Auteur(s)</text:p>
          </table:table-cell>
          <table:table-cell table:style-name="Table1.A1" office:value-type="string">
            <text:p text:style-name="P4">Wijziginge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TOC_20_1"/>
      <text:p text:style-name="P7">Goedkeu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/>
          </table:table-cell>
          <table:table-cell table:style-name="Table2.A1" table:number-columns-spanned="2" office:value-type="string">
            <text:p text:style-name="P5">Uitvoering</text:p>
          </table:table-cell>
          <table:covered-table-cell/>
          <table:table-cell table:style-name="Table2.A1" table:number-columns-spanned="2" office:value-type="string">
            <text:p text:style-name="P5">Controle</text:p>
          </table:table-cell>
          <table:covered-table-cell/>
          <table:table-cell table:style-name="Table2.A1" table:number-columns-spanned="2" office:value-type="string">
            <text:p text:style-name="P5">Goedkeuring</text:p>
          </table:table-cell>
          <table:covered-table-cell/>
        </table:table-row>
        <table:table-row>
          <table:table-cell table:style-name="Table2.A1" office:value-type="string">
            <text:p text:style-name="P4">Ver.</text:p>
          </table:table-cell>
          <table:table-cell table:style-name="Table2.A1" office:value-type="string">
            <text:p text:style-name="P4">Naam</text:p>
          </table:table-cell>
          <table:table-cell table:style-name="Table2.A1" office:value-type="string">
            <text:p text:style-name="P4">Datum</text:p>
          </table:table-cell>
          <table:table-cell table:style-name="Table2.A1" office:value-type="string">
            <text:p text:style-name="P4">Naam </text:p>
          </table:table-cell>
          <table:table-cell table:style-name="Table2.A1" office:value-type="string">
            <text:p text:style-name="P4">Datum</text:p>
          </table:table-cell>
          <table:table-cell table:style-name="Table2.A1" office:value-type="string">
            <text:p text:style-name="P4">Naam</text:p>
          </table:table-cell>
          <table:table-cell table:style-name="Table2.A1" office:value-type="string">
            <text:p text:style-name="P4">Datum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TOC_20_1"/>
      <text:p text:style-name="Heading_20_zonder_20_nummering">Samenvatting</text:p>
      <text:p text:style-name="P12">Dit document bevat de uitwerking van de IRI opdracht van het team bestaande uit:</text:p>
      <text:p text:style-name="P12"/>
      <text:p text:style-name="P12">- Koen Schoute</text:p>
      <text:p text:style-name="P12">- Rens Visser</text:p>
      <text:p text:style-name="P12">- Oussama El Hadouchi</text:p>
      <text:p text:style-name="P12">- Daniel Koek</text:p>
      <text:p text:style-name="P12"/>
      <text:p text:style-name="P12">//TODO: Samenvatting aftikken wanneer de rest van het document compleet is.</text:p>
      <text:p text:style-name="Heading_20_zonder_20_nummering"><text:bookmark-start text:name="_Toc42684952"/><text:bookmark-start text:name="_Toc42684958"/><text:bookmark-start text:name="_Toc42684964"/><text:bookmark-start text:name="_Toc42684974"/><text:bookmark-start text:name="_Toc42684979"/><text:bookmark-start text:name="_Toc42685029"/><text:bookmark-start text:name="_Toc42685052"/><text:bookmark-start text:name="_Toc42685122"/>Inhoudsopgave<text:bookmark-end text:name="_Toc42684952"/><text:bookmark-end text:name="_Toc42684958"/><text:bookmark-end text:name="_Toc42684964"/><text:bookmark-end text:name="_Toc42684974"/><text:bookmark-end text:name="_Toc42684979"/><text:bookmark-end text:name="_Toc42685029"/><text:bookmark-end text:name="_Toc42685052"/><text:bookmark-end text:name="_Toc42685122"/>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9"><text:a xlink:type="simple" xlink:href="#__RefHeading__508_629050910">Inleiding<text:tab/>4</text:a></text:p>
          <text:p text:style-name="P19"><text:a xlink:type="simple" xlink:href="#__RefHeading__510_629050910">Server<text:tab/>5</text:a></text:p>
          <text:p text:style-name="P29"><text:a xlink:type="simple" xlink:href="#__RefHeading__512_629050910">Eisen<text:tab/>5</text:a></text:p>
          <text:p text:style-name="P29"><text:a xlink:type="simple" xlink:href="#__RefHeading__514_629050910">Voordelen<text:tab/>5</text:a></text:p>
          <text:p text:style-name="P29"><text:a xlink:type="simple" xlink:href="#__RefHeading__516_629050910">Nadelen<text:tab/>5</text:a></text:p>
          <text:p text:style-name="P29"><text:a xlink:type="simple" xlink:href="#__RefHeading__518_629050910">Alternatieven<text:tab/>5</text:a></text:p>
          <text:p text:style-name="P19"><text:a xlink:type="simple" xlink:href="#__RefHeading__581_629050910">Werkstation<text:tab/>6</text:a></text:p>
          <text:p text:style-name="P29"><text:a xlink:type="simple" xlink:href="#__RefHeading__512_6290509102">Eisen<text:tab/>6</text:a></text:p>
          <text:p text:style-name="P29"><text:a xlink:type="simple" xlink:href="#__RefHeading__514_6290509102">Voordelen<text:tab/>6</text:a></text:p>
          <text:p text:style-name="P29"><text:a xlink:type="simple" xlink:href="#__RefHeading__516_6290509102">Nadelen<text:tab/>6</text:a></text:p>
          <text:p text:style-name="P29"><text:a xlink:type="simple" xlink:href="#__RefHeading__518_6290509102">Alternatieven<text:tab/>6</text:a></text:p>
          <text:p text:style-name="P19"><text:a xlink:type="simple" xlink:href="#__RefHeading__583_629050910">CommunicatieBus<text:tab/>7</text:a></text:p>
          <text:p text:style-name="P29"><text:a xlink:type="simple" xlink:href="#__RefHeading__512_6290509103">Eisen<text:tab/>7</text:a></text:p>
          <text:p text:style-name="P29"><text:a xlink:type="simple" xlink:href="#__RefHeading__514_6290509103">Voordelen<text:tab/>7</text:a></text:p>
          <text:p text:style-name="P29"><text:a xlink:type="simple" xlink:href="#__RefHeading__516_6290509103">Nadelen<text:tab/>7</text:a></text:p>
          <text:p text:style-name="P29"><text:a xlink:type="simple" xlink:href="#__RefHeading__518_6290509103">Alternatieven<text:tab/>7</text:a></text:p>
          <text:p text:style-name="P19"><text:a xlink:type="simple" xlink:href="#__RefHeading__585_629050910">Printer<text:tab/>8</text:a></text:p>
          <text:p text:style-name="P29"><text:a xlink:type="simple" xlink:href="#__RefHeading__512_6290509104">Eisen<text:tab/>8</text:a></text:p>
          <text:p text:style-name="P29"><text:a xlink:type="simple" xlink:href="#__RefHeading__514_6290509104">Voordelen<text:tab/>8</text:a></text:p>
          <text:p text:style-name="P29"><text:a xlink:type="simple" xlink:href="#__RefHeading__516_6290509104">Nadelen<text:tab/>8</text:a></text:p>
          <text:p text:style-name="P29"><text:a xlink:type="simple" xlink:href="#__RefHeading__518_6290509104">Alternatieven<text:tab/>8</text:a></text:p>
          <text:p text:style-name="P19"><text:a xlink:type="simple" xlink:href="#__RefHeading__587_629050910">PLC/Input<text:tab/>9</text:a></text:p>
          <text:p text:style-name="P29"><text:a xlink:type="simple" xlink:href="#__RefHeading__512_6290509105">Eisen<text:tab/>9</text:a></text:p>
          <text:p text:style-name="P29"><text:a xlink:type="simple" xlink:href="#__RefHeading__514_6290509105">Voordelen<text:tab/>9</text:a></text:p>
          <text:p text:style-name="P29"><text:a xlink:type="simple" xlink:href="#__RefHeading__516_6290509105">Nadelen<text:tab/>9</text:a></text:p>
          <text:p text:style-name="P29"><text:a xlink:type="simple" xlink:href="#__RefHeading__518_6290509105">Alternatieven<text:tab/>9</text:a></text:p>
          <text:p text:style-name="P19"><text:a xlink:type="simple" xlink:href="#__RefHeading__589_629050910">Database<text:tab/>10</text:a></text:p>
          <text:p text:style-name="P29"><text:a xlink:type="simple" xlink:href="#__RefHeading__512_6290509106">Eisen<text:tab/>10</text:a></text:p>
          <text:p text:style-name="P29"><text:a xlink:type="simple" xlink:href="#__RefHeading__514_6290509106">Voordelen<text:tab/>10</text:a></text:p>
          <text:p text:style-name="P29"><text:a xlink:type="simple" xlink:href="#__RefHeading__516_6290509106">Nadelen<text:tab/>10</text:a></text:p>
          <text:p text:style-name="P29"><text:a xlink:type="simple" xlink:href="#__RefHeading__518_6290509106">Alternatieven<text:tab/>10</text:a></text:p>
        </text:index-body>
      </text:table-of-content>
      <text:p text:style-name="Normal"/>
      <text:p text:style-name="TOC_20_1"/>
      <text:h text:style-name="P9" text:outline-level="1"><text:bookmark-start text:name="__RefHeading__508_629050910"/>Inleiding<text:bookmark-end text:name="__RefHeading__508_629050910"/></text:h>
      <text:p text:style-name="P17"><text:span text:style-name="T4">(omschrijving van opdracht)</text:span></text:p>
      <text:h text:style-name="P11" text:outline-level="1"><text:bookmark-start text:name="__RefHeading__510_629050910"/><text:span text:style-name="T3">S</text:span><text:span text:style-name="T3">erver</text:span><text:bookmark-end text:name="__RefHeading__510_629050910"/></text:h>
      <text:p text:style-name="P13">(Algemene beschrijving van product)</text:p>
      <text:h text:style-name="P20" text:outline-level="2"><text:bookmark-start text:name="__RefHeading__512_629050910"/><text:bookmark-start text:name="_Toc42687553"/><text:span text:style-name="T3">E</text:span><text:bookmark-end text:name="_Toc42687553"/><text:span text:style-name="T3">isen</text:span><text:bookmark-end text:name="__RefHeading__512_629050910"/></text:h>
      <text:p text:style-name="P13">(Omschrijving van aan welke eisen het product moet doen)</text:p>
      <text:h text:style-name="P20" text:outline-level="2"><text:bookmark-start text:name="__RefHeading__514_629050910"/><text:bookmark-start text:name="_Toc42687554"/><text:span text:style-name="T3">V</text:span><text:bookmark-end text:name="_Toc42687554"/><text:span text:style-name="T3">oordelen</text:span><text:bookmark-end text:name="__RefHeading__514_629050910"/></text:h>
      <text:p text:style-name="P13">(Omschrijving van voordelen)</text:p>
      <text:h text:style-name="P21" text:outline-level="2"><text:bookmark-start text:name="__RefHeading__516_629050910"/>Nadelen<text:bookmark-end text:name="__RefHeading__516_629050910"/></text:h>
      <text:p text:style-name="P13">(Omschrijving van nadelen)</text:p>
      <text:h text:style-name="P23" text:outline-level="2"><text:bookmark-start text:name="__RefHeading__518_629050910"/>Alternatieven<text:bookmark-end text:name="__RefHeading__518_629050910"/></text:h>
      <text:p text:style-name="P15">(Omschrijving van andere producten waar we naar hebben gekeken)</text:p>
      <text:h text:style-name="P10" text:outline-level="1"><text:bookmark-start text:name="__RefHeading__581_629050910"/><text:bookmark-start text:name="_Toc426875521"/><text:span text:style-name="T4">W</text:span><text:bookmark-end text:name="_Toc426875521"/><text:span text:style-name="T4">erkstation</text:span><text:bookmark-end text:name="__RefHeading__581_629050910"/></text:h>
      <text:p text:style-name="P14">(Algemene beschrijving van product)</text:p>
      <text:h text:style-name="P25" text:outline-level="2"><text:bookmark-start text:name="__RefHeading__512_6290509102"/><text:bookmark-start text:name="_Toc426875532"/><text:span text:style-name="T3">E</text:span><text:bookmark-end text:name="_Toc426875532"/><text:span text:style-name="T3">isen</text:span><text:bookmark-end text:name="__RefHeading__512_6290509102"/></text:h>
      <text:p text:style-name="P14">(Omschrijving van aan welke eisen het product moet doen)</text:p>
      <text:h text:style-name="P25" text:outline-level="2"><text:bookmark-start text:name="__RefHeading__514_6290509102"/><text:bookmark-start text:name="_Toc426875542"/><text:span text:style-name="T3">V</text:span><text:bookmark-end text:name="_Toc426875542"/><text:span text:style-name="T3">oordelen</text:span><text:bookmark-end text:name="__RefHeading__514_6290509102"/></text:h>
      <text:p text:style-name="P14">(Omschrijving van voordelen)</text:p>
      <text:h text:style-name="P22" text:outline-level="2"><text:bookmark-start text:name="__RefHeading__516_6290509102"/>Nadelen<text:bookmark-end text:name="__RefHeading__516_6290509102"/></text:h>
      <text:p text:style-name="P14">(Omschrijving van nadelen)</text:p>
      <text:h text:style-name="P24" text:outline-level="2"><text:bookmark-start text:name="__RefHeading__518_6290509102"/>Alternatieven<text:bookmark-end text:name="__RefHeading__518_6290509102"/></text:h>
      <text:p text:style-name="P16"><text:span text:style-name="T3">(Omschrijving van andere producten waar we naar hebben gekeken)</text:span></text:p>
      <text:h text:style-name="P11" text:outline-level="1"><text:bookmark-start text:name="__RefHeading__583_629050910"/><text:bookmark-start text:name="_Toc426875522"/><text:span text:style-name="T5">C</text:span><text:bookmark-end text:name="_Toc426875522"/><text:span text:style-name="T5">ommunicatieBus</text:span><text:bookmark-end text:name="__RefHeading__583_629050910"/></text:h>
      <text:p text:style-name="P14">(Algemene beschrijving van product)</text:p>
      <text:h text:style-name="P25" text:outline-level="2"><text:bookmark-start text:name="__RefHeading__512_6290509103"/><text:bookmark-start text:name="_Toc426875533"/><text:span text:style-name="T3">E</text:span><text:bookmark-end text:name="_Toc426875533"/><text:span text:style-name="T3">isen</text:span><text:bookmark-end text:name="__RefHeading__512_6290509103"/></text:h>
      <text:p text:style-name="P14">(Omschrijving van aan welke eisen het product moet doen)</text:p>
      <text:h text:style-name="P25" text:outline-level="2"><text:bookmark-start text:name="__RefHeading__514_6290509103"/><text:bookmark-start text:name="_Toc426875543"/><text:span text:style-name="T3">V</text:span><text:bookmark-end text:name="_Toc426875543"/><text:span text:style-name="T3">oordelen</text:span><text:bookmark-end text:name="__RefHeading__514_6290509103"/></text:h>
      <text:p text:style-name="P14">(Omschrijving van voordelen)</text:p>
      <text:h text:style-name="P22" text:outline-level="2"><text:bookmark-start text:name="__RefHeading__516_6290509103"/>Nadelen<text:bookmark-end text:name="__RefHeading__516_6290509103"/></text:h>
      <text:p text:style-name="P14">(Omschrijving van nadelen)</text:p>
      <text:h text:style-name="P24" text:outline-level="2"><text:bookmark-start text:name="__RefHeading__518_6290509103"/>Alternatieven<text:bookmark-end text:name="__RefHeading__518_6290509103"/></text:h>
      <text:p text:style-name="P16"><text:span text:style-name="T3">(Omschrijving van andere producten waar we naar hebben gekeken)</text:span></text:p>
      <text:h text:style-name="P10" text:outline-level="1"><text:bookmark-start text:name="__RefHeading__585_629050910"/><text:bookmark-start text:name="_Toc426875523"/><text:span text:style-name="T4">P</text:span><text:bookmark-end text:name="_Toc426875523"/><text:span text:style-name="T4">rinter</text:span><text:bookmark-end text:name="__RefHeading__585_629050910"/></text:h>
      <text:p text:style-name="P14">(Algemene beschrijving van product)</text:p>
      <text:h text:style-name="P25" text:outline-level="2"><text:bookmark-start text:name="__RefHeading__512_6290509104"/><text:bookmark-start text:name="_Toc426875534"/><text:span text:style-name="T3">E</text:span><text:bookmark-end text:name="_Toc426875534"/><text:span text:style-name="T3">isen</text:span><text:bookmark-end text:name="__RefHeading__512_6290509104"/></text:h>
      <text:p text:style-name="P14">(Omschrijving van aan welke eisen het product moet doen)</text:p>
      <text:h text:style-name="P25" text:outline-level="2"><text:bookmark-start text:name="__RefHeading__514_6290509104"/><text:bookmark-start text:name="_Toc426875544"/><text:span text:style-name="T3">V</text:span><text:bookmark-end text:name="_Toc426875544"/><text:span text:style-name="T3">oordelen</text:span><text:bookmark-end text:name="__RefHeading__514_6290509104"/></text:h>
      <text:p text:style-name="P14">(Omschrijving van voordelen)</text:p>
      <text:h text:style-name="P22" text:outline-level="2"><text:bookmark-start text:name="__RefHeading__516_6290509104"/>Nadelen<text:bookmark-end text:name="__RefHeading__516_6290509104"/></text:h>
      <text:p text:style-name="P14">(Omschrijving van nadelen)</text:p>
      <text:h text:style-name="P24" text:outline-level="2"><text:bookmark-start text:name="__RefHeading__518_6290509104"/>Alternatieven<text:bookmark-end text:name="__RefHeading__518_6290509104"/></text:h>
      <text:p text:style-name="P16"><text:span text:style-name="T3">(Omschrijving van andere producten waar we naar hebben gekeken)</text:span></text:p>
      <text:h text:style-name="P10" text:outline-level="1"><text:bookmark-start text:name="__RefHeading__587_629050910"/><text:bookmark-start text:name="_Toc426875524"/><text:span text:style-name="T4">P</text:span><text:bookmark-end text:name="_Toc426875524"/><text:span text:style-name="T4">LC/Input</text:span><text:bookmark-end text:name="__RefHeading__587_629050910"/></text:h>
      <text:p text:style-name="P14">(Algemene beschrijving van product)</text:p>
      <text:h text:style-name="P25" text:outline-level="2"><text:bookmark-start text:name="__RefHeading__512_6290509105"/><text:bookmark-start text:name="_Toc426875535"/><text:span text:style-name="T3">E</text:span><text:bookmark-end text:name="_Toc426875535"/><text:span text:style-name="T3">isen</text:span><text:bookmark-end text:name="__RefHeading__512_6290509105"/></text:h>
      <text:p text:style-name="P14">(Omschrijving van aan welke eisen het product moet doen)</text:p>
      <text:h text:style-name="P25" text:outline-level="2"><text:bookmark-start text:name="__RefHeading__514_6290509105"/><text:bookmark-start text:name="_Toc426875545"/><text:span text:style-name="T3">V</text:span><text:bookmark-end text:name="_Toc426875545"/><text:span text:style-name="T3">oordelen</text:span><text:bookmark-end text:name="__RefHeading__514_6290509105"/></text:h>
      <text:p text:style-name="P14">(Omschrijving van voordelen)</text:p>
      <text:h text:style-name="P22" text:outline-level="2"><text:bookmark-start text:name="__RefHeading__516_6290509105"/>Nadelen<text:bookmark-end text:name="__RefHeading__516_6290509105"/></text:h>
      <text:p text:style-name="P14">(Omschrijving van nadelen)</text:p>
      <text:h text:style-name="P24" text:outline-level="2"><text:bookmark-start text:name="__RefHeading__518_6290509105"/>Alternatieven<text:bookmark-end text:name="__RefHeading__518_6290509105"/></text:h>
      <text:p text:style-name="P16"><text:span text:style-name="T3">(Omschrijving van andere producten waar we naar hebben gekeken)</text:span></text:p>
      <text:h text:style-name="P10" text:outline-level="1"><text:bookmark-start text:name="__RefHeading__589_629050910"/><text:span text:style-name="T4">Database</text:span><text:bookmark-end text:name="__RefHeading__589_629050910"/></text:h>
      <text:p text:style-name="P14">(Algemene beschrijving van product)</text:p>
      <text:h text:style-name="P25" text:outline-level="2"><text:bookmark-start text:name="__RefHeading__512_6290509106"/><text:bookmark-start text:name="_Toc426875536"/><text:span text:style-name="T3">E</text:span><text:bookmark-end text:name="_Toc426875536"/><text:span text:style-name="T3">isen</text:span><text:bookmark-end text:name="__RefHeading__512_6290509106"/></text:h>
      <text:p text:style-name="P14">(Omschrijving van aan welke eisen het product moet doen)</text:p>
      <text:h text:style-name="P25" text:outline-level="2"><text:bookmark-start text:name="__RefHeading__514_6290509106"/><text:bookmark-start text:name="_Toc426875546"/><text:span text:style-name="T3">V</text:span><text:bookmark-end text:name="_Toc426875546"/><text:span text:style-name="T3">oordelen</text:span><text:bookmark-end text:name="__RefHeading__514_6290509106"/></text:h>
      <text:p text:style-name="P14">(Omschrijving van voordelen)</text:p>
      <text:h text:style-name="P22" text:outline-level="2"><text:bookmark-start text:name="__RefHeading__516_6290509106"/>Nadelen<text:bookmark-end text:name="__RefHeading__516_6290509106"/></text:h>
      <text:p text:style-name="P14">(Omschrijving van nadelen)</text:p>
      <text:h text:style-name="P24" text:outline-level="2"><text:bookmark-start text:name="__RefHeading__518_6290509106"/>Alternatieven<text:bookmark-end text:name="__RefHeading__518_6290509106"/></text:h>
      <text:p text:style-name="P16"><text:span text:style-name="T3">(Omschrijving van andere producten waar we naar hebben gekek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.212cm" style:contextual-spacing="false" fo:hyphenation-ladder-count="no-limit" fo:break-before="page" fo:keep-with-next="always"/>
      <style:text-properties fo:font-size="24pt" fo:font-weight="bold" style:font-size-asian="24pt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106cm" style:contextual-spacing="false" fo:hyphenation-ladder-count="no-limit" fo:keep-with-next="always"/>
      <style:text-properties fo:font-size="18pt" fo:font-weight="bold" style:font-size-asian="18pt" style:font-weight-asian="bold" style:font-name-complex="Arial" style:font-size-complex="14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35cm" fo:margin-bottom="0.071cm" style:contextual-spacing="false" fo:hyphenation-ladder-count="no-limit" fo:keep-with-next="always"/>
      <style:text-properties fo:font-size="14pt" fo:font-weight="bold" style:font-size-asian="14pt" style:font-weight-asian="bold" style:font-name-complex="Arial" style:font-size-complex="13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2pt" fo:font-weight="bold" style:font-size-asian="12pt" style:font-weight-asian="bold" style:font-name-complex="Arial" style:font-size-complex="14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style:font-name="Times New Roman" fo:font-weight="bold" style:font-weight-asian="bold" style:font-size-complex="11pt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font-name="Times New Roman" fo:font-size="12pt" style:font-size-asian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font-name="Times New Roman" fo:font-size="12pt" fo:font-style="italic" style:font-size-asian="12pt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font-name-complex="Arial" style:font-size-complex="11pt" fo:hyphenate="false"/>
    </style:style>
    <style:style style:name="Normal" style:family="paragraph">
      <style:paragraph-properties fo:line-height="112%" fo:hyphenation-ladder-count="no-limit"/>
      <style:text-properties style:font-name="Arial" fo:font-size="11pt" fo:language="nl" fo:country="NL" style:font-size-asian="11pt" style:language-asian="nl" style:country-asian="NL" style:font-size-complex="12pt" fo:hyphenate="false"/>
    </style:style>
    <style:style style:name="Body_20_Text_20_Indent" style:display-name="Body Text Indent" style:family="paragraph" style:parent-style-name="Normal">
      <style:paragraph-properties fo:margin="100%" fo:margin-left="6.35cm" fo:margin-right="0cm" fo:margin-top="0cm" fo:margin-bottom="0cm" style:contextual-spacing="false" fo:hyphenation-ladder-count="no-limit" fo:text-indent="-1.905cm" style:auto-text-indent="false">
        <style:tab-stops/>
      </style:paragraph-properties>
      <style:text-properties fo:font-size="12pt" style:font-size-asian="12pt" fo:hyphenate="false"/>
    </style:style>
    <style:style style:name="Header" style:family="paragraph" style:parent-style-name="Normal" style:class="extra">
      <style:paragraph-properties fo:margin-top="0.529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5.002cm" style:type="right"/>
        </style:tab-stops>
      </style:paragraph-properties>
      <style:text-properties fo:font-size="9pt" style:font-size-asian="9pt"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2pt" style:font-size-asian="12pt" fo:hyphenate="false"/>
    </style:style>
    <style:style style:name="TOC_20_1" style:display-name="TOC 1" style:family="paragraph" style:parent-style-name="Normal" style:next-style-name="Normal" style:auto-update="true">
      <style:paragraph-properties fo:hyphenation-ladder-count="no-limit"/>
      <style:text-properties fo:hyphenate="false"/>
    </style:style>
    <style:style style:name="Titel" style:family="paragraph" style:parent-style-name="Heading_20_1" style:default-outline-level="1" style:list-style-name="">
      <style:paragraph-properties fo:margin-top="0cm" fo:margin-bottom="0cm" style:contextual-spacing="false" fo:line-height="100%" fo:hyphenation-ladder-count="no-limit"/>
      <style:text-properties fo:color="#ffffff" fo:hyphenate="false"/>
    </style:style>
    <style:style style:name="Subtitel" style:family="paragraph" style:parent-style-name="Heading_20_2" style:default-outline-level="2" style:list-style-name="">
      <style:paragraph-properties fo:margin-top="0cm" fo:margin-bottom="0cm" style:contextual-spacing="false" fo:line-height="100%" fo:hyphenation-ladder-count="no-limit"/>
      <style:text-properties fo:color="#ffffff" fo:font-weight="normal" style:font-weight-asian="normal" style:font-weight-complex="normal" fo:hyphenate="false"/>
    </style:style>
    <style:style style:name="Facts" style:family="paragraph" style:parent-style-name="Normal">
      <style:paragraph-properties fo:margin="100%" fo:margin-left="6.985cm" fo:margin-right="0cm" fo:margin-top="0cm" fo:margin-bottom="0cm" style:contextual-spacing="false" fo:hyphenation-ladder-count="no-limit" fo:text-indent="-1.905cm" style:auto-text-indent="false">
        <style:tab-stops>
          <style:tab-stop style:position="0cm"/>
        </style:tab-stops>
      </style:paragraph-properties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="100%" fo:margin-left="0.38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="100%" fo:margin-left="0.776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4" style:display-name="TOC 4" style:family="paragraph" style:parent-style-name="Normal" style:next-style-name="Normal" style:auto-update="true">
      <style:paragraph-properties fo:margin="100%" fo:margin-left="1.1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5" style:display-name="TOC 5" style:family="paragraph" style:parent-style-name="Normal" style:next-style-name="Normal" style:auto-update="true">
      <style:paragraph-properties fo:margin="100%" fo:margin-left="1.55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6" style:display-name="TOC 6" style:family="paragraph" style:parent-style-name="Normal" style:next-style-name="Normal" style:auto-update="true">
      <style:paragraph-properties fo:margin="100%" fo:margin-left="1.9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7" style:display-name="TOC 7" style:family="paragraph" style:parent-style-name="Normal" style:next-style-name="Normal" style:auto-update="true">
      <style:paragraph-properties fo:margin="100%" fo:margin-left="2.32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8" style:display-name="TOC 8" style:family="paragraph" style:parent-style-name="Normal" style:next-style-name="Normal" style:auto-update="true">
      <style:paragraph-properties fo:margin="100%" fo:margin-left="2.716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9" style:display-name="TOC 9" style:family="paragraph" style:parent-style-name="Normal" style:next-style-name="Normal" style:auto-update="true">
      <style:paragraph-properties fo:margin="100%" fo:margin-left="3.10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zonder_20_nummering" style:display-name="Heading zonder nummering" style:family="paragraph" style:parent-style-name="Heading_20_1" style:default-outline-level="1" style:list-style-name="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nl" fo:country="NL" style:font-size-asian="8pt" style:language-asian="nl" style:country-asian="NL" style:font-name-complex="Tahoma" style:font-size-complex="8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paragraph-rsid="0000cf34"/>
    </style:style>
    <style:style style:name="MT1" style:family="text">
      <style:text-properties fo:language="en" fo:country="US" style:language-asian="en" style:country-asian="US"/>
    </style:style>
    <style:style style:name="MT2" style:family="text">
      <style:text-properties fo:font-size="10pt" fo:language="en" fo:country="US" style:font-size-asian="10pt" style:language-asian="en" style:country-asian="US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-6.592cm" fo:margin-left="0cm" fo:margin-right="0cm" fo:margin-bottom="0cm" style:dynamic-spacing="true"/>
      </style:header-style>
      <style:footer-style>
        <style:header-footer-properties fo:min-height="1.286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75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shadow="none" fo:background-color="transparent" style:dynamic-spacing="true">
          <style:background-image xlink:href="Pictures/10000000000002640000002F94FE0EA3.png" xlink:type="simple" xlink:actuate="onLoad" style:repeat="stretch"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  <text:p text:style-name="Header"><text:span text:style-name="Default_20_Paragraph_20_Font"><text:span text:style-name="MT1"/></text:span></text:p>
        <text:p text:style-name="Header"><draw:frame draw:style-name="Mfr1" draw:name="graphics1" text:anchor-type="paragraph" svg:x="0cm" svg:y="0.748cm" svg:width="15.998cm" svg:height="6.398cm" draw:z-index="0"><draw:image xlink:href="Pictures/100000000000025F000000FA58BA4012.png" xlink:type="simple" xlink:show="embed" xlink:actuate="onLoad"/></draw:frame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  <text:p text:style-name="Header"><text:span text:style-name="Default_20_Paragraph_20_Font"><text:span text:style-name="MT1"/></text:span></text:p>
      </style:header>
      <style:footer>
        <text:p text:style-name="Footer"/>
      </style:footer>
    </style:master-page>
    <style:master-page style:name="MP1" style:page-layout-name="Mpm3">
      <style:header>
        <text:p text:style-name="MP1"><draw:frame draw:style-name="Mfr2" draw:name="graphics5" text:anchor-type="paragraph" svg:x="12.065cm" svg:y="0.028cm" svg:width="2.819cm" style:rel-width="scale" svg:height="1.191cm" style:rel-height="scale" draw:z-index="9"><draw:image xlink:href="Pictures/200000540000CE9A00005506537DA45E.wmf" xlink:type="simple" xlink:show="embed" xlink:actuate="onLoad"/></draw:frame><text:span text:style-name="Default_20_Paragraph_20_Font"><text:span text:style-name="MT2"/></text:span></text:p>
      </style:header>
      <style:footer>
        <text:p text:style-name="Footer"><text:span text:style-name="Page_20_Number"/></text:p>
        <text:p text:style-name="Footer"><text:span text:style-name="Page_20_Number"/></text:p>
        <text:p text:style-name="MP2"><text:span text:style-name="Page_20_Number"><text:s text:c="12"/></text:span><text:span text:style-name="Page_20_Number">IRI</text:span><text:tab/><text:tab/> <text:s/><text:span text:style-name="Page_20_Number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>Titel van het document</dc:title>
    <dc:description/>
    <dc:subject>Subtitel van het document</dc:subject>
    <meta:creation-date>2013-03-25T09:35:09.36</meta:creation-date>
    <meta:editing-cycles>5</meta:editing-cycles>
    <meta:editing-duration>PT20M32S</meta:editing-duration>
    <dc:date>2013-03-25T10:20:15.07</dc:date>
    <meta:document-statistic meta:table-count="2" meta:image-count="2" meta:object-count="0" meta:page-count="12" meta:paragraph-count="128" meta:word-count="380" meta:character-count="2501" meta:non-whitespace-character-count="2262"/>
  </office:meta>
</office:document-meta>
</file>